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0cf8a8" officeooo:paragraph-rsid="000cf8a8"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officeooo:rsid="000cf8a8" officeooo:paragraph-rsid="000cf8a8"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0e231b" officeooo:paragraph-rsid="000e231b"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0e7901" officeooo:paragraph-rsid="000e7901"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ea526" officeooo:paragraph-rsid="000ea526" style:font-weight-asian="bold" style:font-weight-complex="bold"/>
    </style:style>
    <style:style style:name="P6" style:family="paragraph" style:parent-style-name="Standard">
      <style:paragraph-properties fo:text-align="start" style:justify-single-word="false"/>
      <style:text-properties style:text-underline-style="none" fo:font-weight="normal" officeooo:rsid="000cf8a8" officeooo:paragraph-rsid="000cf8a8"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e231b" officeooo:paragraph-rsid="000e231b"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e7901" officeooo:paragraph-rsid="000e7901"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ea526" officeooo:paragraph-rsid="000ea526"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fc118" officeooo:paragraph-rsid="000fc118" style:font-weight-asian="normal" style:font-weight-complex="normal"/>
    </style:style>
    <style:style style:name="P11" style:family="paragraph">
      <style:paragraph-properties fo:margin-left="0cm" fo:margin-right="0cm" fo:margin-top="0cm" fo:margin-bottom="0cm" fo:line-height="100%" fo:text-align="center" fo:text-indent="0cm"/>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e231b"/>
    </style:style>
    <style:style style:name="T2" style:family="text">
      <style:text-properties officeooo:rsid="000ea526"/>
    </style:style>
    <style:style style:name="T3" style:family="text">
      <style:text-properties fo:font-size="18pt" style:font-size-asian="15.75pt" style:font-size-complex="18pt"/>
    </style:style>
    <style:style style:name="T4" style:family="text">
      <style:text-properties fo:font-size="12pt" style:font-size-asian="10.5pt" style:font-size-complex="12pt"/>
    </style:style>
    <style:style style:name="T5" style:family="text">
      <style:text-properties fo:font-size="12pt" officeooo:rsid="000fc118" style:font-size-asian="10.5pt" style:font-size-complex="12pt"/>
    </style:style>
    <style:style style:name="T6" style:family="text">
      <style:text-properties fo:font-size="12pt" style:text-underline-style="solid" style:text-underline-width="auto" style:text-underline-color="font-color" fo:font-weight="bold" style:font-size-asian="10.5pt" style:font-weight-asian="bold" style:font-size-complex="12pt" style:font-weight-complex="bold"/>
    </style:style>
    <style:style style:name="T7" style:family="text">
      <style:text-properties officeooo:rsid="000fc118"/>
    </style:style>
    <style:style style:name="T8" style:family="text">
      <style:text-properties officeooo:rsid="00116a2a"/>
    </style:style>
    <style:style style:name="T9"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list-style-name="L8">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list-style-name="L9">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list-style-name="L1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list-style-name="L1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list-style-name="L1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list-style-name="L1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list-style-name="L14">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list-style-name="L1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list-style-name="L1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list-style-name="L17">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2" style:family="graphic" style:list-style-name="L18">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3" style:family="graphic" style:list-style-name="L19">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list-style-name="L20">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5" style:family="graphic" style:list-style-name="L21">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rview questions</text:p>
      <text:p text:style-name="P2"/>
      <text:p text:style-name="P2">Linux</text:p>
      <text:p text:style-name="P2"/>
      <text:p text:style-name="P2">*************************** Introduction to Kernel *******************************</text:p>
      <text:p text:style-name="P6">1. Difference between monolithic, micro and modular monolithic kernel.</text:p>
      <text:p text:style-name="P6">2. Difference between OS and Kernel.</text:p>
      <text:p text:style-name="P7">3. Explain System call mechanism.</text:p>
      <text:p text:style-name="P7">4. How did you implem<text:span text:style-name="T7">e</text:span>nt your own system call.</text:p>
      <text:p text:style-name="P6"/>
      <text:p text:style-name="P2">************************** Memory Management ********************************</text:p>
      <text:p text:style-name="P6">1. What is memory management and what is the need for it.</text:p>
      <text:p text:style-name="P6">2. Explain <text:span text:style-name="T1">the implementation of</text:span> maps file.</text:p>
      <text:p text:style-name="P6">3. What is internal Fragmentation.</text:p>
      <text:p text:style-name="P6">4. What is external Fragmentation.</text:p>
      <text:p text:style-name="P6">5. What is Segmentaion.</text:p>
      <text:p text:style-name="P6">6. Explain Segmentation with Paging in Linux.</text:p>
      <text:p text:style-name="P6">7. Although internal fragmentation cannot be avoided, give me a way to reduce it.</text:p>
      <text:p text:style-name="P6">8. Explain FCOM and DAMR.</text:p>
      <text:p text:style-name="P6">9. What is address translation.</text:p>
      <text:p text:style-name="P6">10. Why did you use 10-10-12 address translation while doing page walk experiment.</text:p>
      <text:p text:style-name="P6">11. Is there any way to change this address translation ? If Yes, then how?</text:p>
      <text:p text:style-name="P6">12. Why 3GB and 1GB partition? <text:span text:style-name="T1">Can you change this? What happens if changed.</text:span></text:p>
      <text:p text:style-name="P9">13. Explain Pagefault exception and Demand Paging. </text:p>
      <text:p text:style-name="P7"/>
      <text:p text:style-name="P3">****************************Task Management ***********************************</text:p>
      <text:p text:style-name="P7">1. What is a process.</text:p>
      <text:p text:style-name="P7">2. What is a thread.</text:p>
      <text:p text:style-name="P7">3. Explain COW mechanism.</text:p>
      <text:p text:style-name="P7">4. Explain fork and vfork.</text:p>
      <text:p text:style-name="P7">5. What are the various flags used in clone system call to create a thread and a process.</text:p>
      <text:p text:style-name="P7">6. Pictorically represent process and thread.</text:p>
      <text:p text:style-name="P7">7. Difference between mutex and a binary semaphore.</text:p>
      <text:p text:style-name="P7">8. Difference between binary semaphore and counting semaphore.</text:p>
      <text:p text:style-name="P7">9. What is a signal.</text:p>
      <text:p text:style-name="P7">10. What is priority inversion, priority inheritance and priority ceiling.</text:p>
      <text:p text:style-name="P7">11. What is the output of the following code :</text:p>
      <text:p text:style-name="P7"><text:tab/>#include&lt;stdio.h&gt;</text:p>
      <text:p text:style-name="P7"><text:tab/>#include&lt;unistd.h&gt;</text:p>
      <text:p text:style-name="P7"><text:tab/>int main(void)</text:p>
      <text:p text:style-name="P7"><text:tab/>{</text:p>
      <text:p text:style-name="P7"><text:tab/><text:tab/>fork();</text:p>
      <text:p text:style-name="P7"><text:tab/><text:tab/>fork();</text:p>
      <text:p text:style-name="P7"><text:tab/><text:tab/>fork();</text:p>
      <text:p text:style-name="P7"><text:tab/><text:tab/>fork();</text:p>
      <text:p text:style-name="P7"><text:tab/><text:tab/>printf(“Hello\n”);</text:p>
      <text:p text:style-name="P7"><text:tab/><text:tab/>return 0;</text:p>
      <text:p text:style-name="P7"><text:tab/>}</text:p>
      <text:p text:style-name="P7"/>
      <text:p text:style-name="P7"><text:tab/>What can you infer from the above code and show diagrammatically how and how many <text:tab/>times “Hello” is printed?</text:p>
      <text:p text:style-name="P8">12. How did you check whether seperated page frame is allocated or not in COW mechanism.</text:p>
      <text:p text:style-name="P8"><text:soft-page-break/></text:p>
      <text:p text:style-name="P4">******************************** Virtual File System ******************************</text:p>
      <text:p text:style-name="P8">1. What is virtual file system.</text:p>
      <text:p text:style-name="P8">2. What is the difference between filesytem and virtual file system.</text:p>
      <text:p text:style-name="P8">3. Tell me something about EXT4 filesystem and EXT3 filesystem.</text:p>
      <text:p text:style-name="P8">4. What may be the maximum file size in EXT4.</text:p>
      <text:p text:style-name="P8">5. What is the maximum file size in EXT2 and how did you determine it. Show it pictorically and <text:s text:c="3"/><text:tab/>the calculations involved.</text:p>
      <text:p text:style-name="P8">6. Where do you find these filesystems in the linux kernel source tree.</text:p>
      <text:p text:style-name="P8">7. What is the command to identify your filesytem.</text:p>
      <text:p text:style-name="P8">8. What is inode.</text:p>
      <text:p text:style-name="P8">9. You will be able to see all the files in UBUNTU which are there in Windows. But why can't you see in Windows wherein the files<text:span text:style-name="T8"> </text:span>are present in UBUNTU.</text:p>
      <text:p text:style-name="P8">10. What are the <text:span text:style-name="T2">types of Filesystems.</text:span></text:p>
      <text:p text:style-name="P9">11. Which filesystem will Microsoft Windows use?</text:p>
      <text:p text:style-name="P9"/>
      <text:p text:style-name="P5">************************Interprocess Communication ******************************</text:p>
      <text:p text:style-name="P9">1. Given a scenario and answer orally how will you implement this.</text:p>
      <text:p text:style-name="P9"/>
      <text:p text:style-name="P9"><text:tab/>There are 2 producers and 4 consumer threads. Each of the producer will be writing the data in a buffer which is common between the two. Design a way such that only one consumer thread will print the data at a time while the other consumer threads must wait for the completion of the currently executing thread. After printing the data, the thread which has recently completed execution, must not be involved in the immediate next execution. This thread can resume after some other thread has printed.</text:p>
      <text:p text:style-name="P9"/>
      <text:p text:style-name="P9"><draw:g text:anchor-type="paragraph" draw:z-index="0" draw:style-name="gr1"><draw:custom-shape draw:style-name="gr2" draw:text-style-name="P12" svg:width="2.677cm" svg:height="0.802cm" svg:x="3.731cm" svg:y="2.161cm"><text:p text:style-name="P11"><text:span text:style-name="T9">P1</text:span></text:p><draw:enhanced-geometry svg:viewBox="0 0 21600 21600" draw:type="rectangle" draw:enhanced-path="M 0 0 L 21600 0 21600 21600 0 21600 0 0 Z N"/></draw:custom-shape><draw:custom-shape draw:style-name="gr3" draw:text-style-name="P12" svg:width="2.677cm" svg:height="0.802cm" svg:x="10.234cm" svg:y="2.161cm"><text:p text:style-name="P11"><text:span text:style-name="T9">P2</text:span></text:p><draw:enhanced-geometry svg:viewBox="0 0 21600 21600" draw:type="rectangle" draw:enhanced-path="M 0 0 L 21600 0 21600 21600 0 21600 0 0 Z N"/></draw:custom-shape><draw:line draw:style-name="gr4" draw:text-style-name="P12" svg:x1="0.098cm" svg:y1="3.496cm" svg:x2="16.925cm" svg:y2="3.407cm"><text:p/></draw:line><draw:line draw:style-name="gr5" draw:text-style-name="P12" svg:x1="4.879cm" svg:y1="2.961cm" svg:x2="4.879cm" svg:y2="3.496cm"><text:p/></draw:line><draw:line draw:style-name="gr6" draw:text-style-name="P12" svg:x1="12.146cm" svg:y1="2.961cm" svg:x2="12.146cm" svg:y2="3.407cm"><text:p/></draw:line><draw:line draw:style-name="gr7" draw:text-style-name="P12" svg:x1="2.393cm" svg:y1="3.496cm" svg:x2="2.393cm" svg:y2="4.209cm"><text:p/></draw:line><draw:line draw:style-name="gr8" draw:text-style-name="P12" svg:x1="6.595cm" svg:y1="3.427cm" svg:x2="6.595cm" svg:y2="4.14cm"><text:p/></draw:line><draw:line draw:style-name="gr9" draw:text-style-name="P12" svg:x1="9.659cm" svg:y1="3.407cm" svg:x2="9.659cm" svg:y2="4.12cm"><text:p/></draw:line><draw:line draw:style-name="gr10" draw:text-style-name="P12" svg:x1="13.483cm" svg:y1="3.407cm" svg:x2="13.483cm" svg:y2="4.12cm"><text:p/></draw:line><draw:custom-shape draw:style-name="gr11" draw:text-style-name="P12" svg:width="2.484cm" svg:height="0.713cm" svg:x="1.247cm" svg:y="4.209cm"><text:p text:style-name="P11"><text:span text:style-name="T9">C1</text:span></text:p><draw:enhanced-geometry svg:viewBox="0 0 21600 21600" draw:type="rectangle" draw:enhanced-path="M 0 0 L 21600 0 21600 21600 0 21600 0 0 Z N"/></draw:custom-shape><draw:custom-shape draw:style-name="gr12" draw:text-style-name="P12" svg:width="2.49cm" svg:height="0.713cm" svg:x="5.26cm" svg:y="4.119cm"><text:p text:style-name="P11"><text:span text:style-name="T9">C2</text:span></text:p><draw:enhanced-geometry svg:viewBox="0 0 21600 21600" draw:type="rectangle" draw:enhanced-path="M 0 0 L 21600 0 21600 21600 0 21600 0 0 Z N"/></draw:custom-shape><draw:custom-shape draw:style-name="gr13" draw:text-style-name="P12" svg:width="2.488cm" svg:height="0.713cm" svg:x="8.319cm" svg:y="4.119cm"><text:p text:style-name="P11"><text:span text:style-name="T9">C3</text:span></text:p><draw:enhanced-geometry svg:viewBox="0 0 21600 21600" draw:type="rectangle" draw:enhanced-path="M 0 0 L 21600 0 21600 21600 0 21600 0 0 Z N"/></draw:custom-shape><draw:custom-shape draw:style-name="gr14" draw:text-style-name="P12" svg:width="2.488cm" svg:height="0.713cm" svg:x="12.146cm" svg:y="4.119cm"><text:p text:style-name="P11"><text:span text:style-name="T9">C4</text:span></text:p><draw:enhanced-geometry svg:viewBox="0 0 21600 21600" draw:type="rectangle" draw:enhanced-path="M 0 0 L 21600 0 21600 21600 0 21600 0 0 Z N"/></draw:custom-shape><draw:custom-shape draw:style-name="gr15" draw:text-style-name="P12" svg:width="4.594cm" svg:height="1.16cm" svg:x="6.407cm" svg:y="0.556cm"><text:p text:style-name="P11"><text:span text:style-name="T9">Common buffer</text:span></text:p><draw:enhanced-geometry svg:viewBox="0 0 21600 21600" draw:mirror-horizontal="false" draw:mirror-vertical="false" draw:type="rectangle" draw:enhanced-path="M 0 0 L 21600 0 21600 21600 0 21600 0 0 Z N"/></draw:custom-shape></draw:g></text:p>
      <text:p text:style-name="P9"/>
      <text:p text:style-name="P9"/>
      <text:p text:style-name="P9"/>
      <text:p text:style-name="P9"/>
      <text:p text:style-name="P9"/>
      <text:p text:style-name="P9"/>
      <text:p text:style-name="P9"/>
      <text:p text:style-name="P9"/>
      <text:p text:style-name="P9"/>
      <text:p text:style-name="P9"/>
      <text:p text:style-name="P9"/>
      <text:p text:style-name="P9">---&gt; If C1 prints 1( say, data in buffer) , it must not be involved for the immediate next execution. Only C2, C3, C4 are allowed. C1 can resume after any of the threads C2 or C3 or C4 has printed the data.</text:p>
      <text:p text:style-name="P9"/>
      <text:p text:style-name="P5">***************** Networking and Socket Programming *****************************</text:p>
      <text:p text:style-name="P9">1. Explain OSI model.</text:p>
      <text:p text:style-name="P9">2. Difference between TCP and UDP.</text:p>
      <text:p text:style-name="P9">3. Give real time examples of TCP and UDP.</text:p>
      <text:p text:style-name="P9">4. What is a router, switch, gateway, bridge.</text:p>
      <text:p text:style-name="P9">5. Explain PING.</text:p>
      <text:p text:style-name="P9">6. Explain ARP and RARP.</text:p>
      <text:p text:style-name="P9">7. What are the various system calls used in UDP and TCP. What are the functionalities of each.</text:p>
      <text:p text:style-name="P9">8. Is it necessary to use bind() system call in both server and client? What if not used.</text:p>
      <text:p text:style-name="P9"/>
      <text:p text:style-name="P5"><text:soft-page-break/>********************************** <text:s/><text:span text:style-name="T3">C</text:span><text:span text:style-name="T4"> ******************************************</text:span></text:p>
      <text:p text:style-name="P9"><text:span text:style-name="T4">1. What are data types.</text:span></text:p>
      <text:p text:style-name="P9"><text:span text:style-name="T4">2. What is definition and declaration.</text:span></text:p>
      <text:p text:style-name="P9"><text:span text:style-name="T4">3. What are size modifiers and type qualifiers.</text:span></text:p>
      <text:p text:style-name="P9"><text:span text:style-name="T4">4. </text:span><text:span text:style-name="T5">Difference between typedef and macro.</text:span></text:p>
      <text:p text:style-name="P10"><text:span text:style-name="T4">5. Explain in short Compilation process.</text:span></text:p>
      <text:p text:style-name="P10"><text:span text:style-name="T4">6. Difference between malloc and calloc.</text:span></text:p>
      <text:p text:style-name="P10"><text:span text:style-name="T4">7. Function pointer and real time example.</text:span></text:p>
      <text:p text:style-name="P10"><text:span text:style-name="T4">8. Difference between structures and unions.</text:span></text:p>
      <text:p text:style-name="P10"><text:span text:style-name="T4">9. Create a datatype of size 3 bytes.</text:span></text:p>
      <text:p text:style-name="P10"><text:span text:style-name="T4">10. Floating point representation.</text:span></text:p>
      <text:p text:style-name="P10"><text:span text:style-name="T4">11. Void and Dangling Pointer.</text:span></text:p>
      <text:p text:style-name="P10"><text:span text:style-name="T4">12. Whether sizeof() is a compile time or runtime operator? How can you prove this.</text:span></text:p>
      <text:p text:style-name="P10"><text:span text:style-name="T4">13. Storage class specifiers.</text:span></text:p>
      <text:p text:style-name="P10"><text:span text:style-name="T4">14. Why typedef is storage class specifier.</text:span></text:p>
      <text:p text:style-name="P10"><text:span text:style-name="T4">15. Explain Stack frame.</text:span></text:p>
      <text:p text:style-name="P10"><text:span text:style-name="T4">16. Why you can't assign a value to a member inside the structure.</text:span></text:p>
      <text:p text:style-name="P10"><text:span text:style-name="T4">17. Difference between const and volatile.</text:span></text:p>
      <text:p text:style-name="P10"><text:span text:style-name="T4">18. Explain structure padding and packing.</text:span></text:p>
      <text:p text:style-name="P10"><text:span text:style-name="T4">19. Allocate memory for 2D- array.</text:span></text:p>
      <text:p text:style-name="P10"/>
      <text:p text:style-name="P10"><text:span text:style-name="T6">*************************** C and DS Programs **********************************</text:span></text:p>
      <text:p text:style-name="P10"><text:span text:style-name="T4">1. WAP to perform the following.</text:span></text:p>
      <text:p text:style-name="P10"><text:span text:style-name="T4"><text:tab/>Str1 = global edge software.</text:span></text:p>
      <text:p text:style-name="P10"><text:span text:style-name="T4"><text:tab/>str2 = <text:s/>Bangalore. </text:span></text:p>
      <text:p text:style-name="P10"><text:span text:style-name="T4">Your output string should be “glBobal nedge asolftowaree.</text:span></text:p>
      <text:p text:style-name="P10"/>
      <text:p text:style-name="P10"><text:span text:style-name="T4">2. WAP to check whether a given number is bitwise palindrome or not.</text:span></text:p>
      <text:p text:style-name="P10"><text:span text:style-name="T4">3. WAP to swap nibbles in a number.</text:span></text:p>
      <text:p text:style-name="P10"><text:span text:style-name="T4">4. WAP to print the following pattern.</text:span></text:p>
      <text:p text:style-name="P10"><text:span text:style-name="T4"><text:tab/>1,2,6,15,31,56......</text:span></text:p>
      <text:p text:style-name="P10"><text:span text:style-name="T4">5. WAP to check whether a given number is a power of 4 or not.</text:span></text:p>
      <text:p text:style-name="P10"><text:span text:style-name="T4">6. WAP to convert little endian to big endian.</text:span></text:p>
      <text:p text:style-name="P10"><text:span text:style-name="T4">7. WAP to reverse bits in a number.</text:span></text:p>
      <text:p text:style-name="P10"><text:span text:style-name="T4">8. Implement Increment and decrement operator using bitwise.</text:span></text:p>
      <text:p text:style-name="P10"><text:span text:style-name="T4">9. Given a circular singly linked list. Every node in this circular singly linked list will be pointing to another singly linked list. If there are 3 nodes in the circular singly linked list then each node will be pointing to 3 singly linked lists respectively. Write the structure for the same. Write a program to Insert a node in the first singly linked list and also Delete the first node in the circular singly linked list.</text:span></text:p>
      <text:p text:style-name="P10"/>
      <text:p text:style-name="P10"><text:span text:style-name="T4">10. Given two linked lists:</text:span></text:p>
      <text:p text:style-name="P10"><text:tab/>1 --&gt; 2 --&gt; 3 --&gt; 4 --&gt; 5</text:p>
      <text:p text:style-name="P10"><text:tab/>6 --&gt; 7 --&gt; 8 --&gt; 9 --&gt; 10.</text:p>
      <text:p text:style-name="P10"/>
      <text:p text:style-name="P10"><text:tab/>WAP to print the linked list in the following fashion.</text:p>
      <text:p text:style-name="P10"><text:tab/>1 --&gt; 6 --&gt; 2 --&gt; 7 --&gt; 3 --&gt; 8 --&gt; 4 --&gt; 9 --&gt; 5 --&gt; 10.</text:p>
      <text:p text:style-name="P10"/>
      <text:p text:style-name="P10">11. How will you delete the middle node in a linked list without counting the number of nodes in a linked list.</text:p>
      <text:p text:style-name="P10"/>
      <text:p text:style-name="P10">12. WAP for Selection sort and bubble sort. Which is efficient? What is the time complex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3T15:43:17.511241468</meta:creation-date>
    <dc:date>2016-12-03T17:43:39.748738903</dc:date>
    <meta:editing-duration>PT4M32S</meta:editing-duration>
    <meta:editing-cycles>1</meta:editing-cycles>
    <meta:document-statistic meta:table-count="0" meta:image-count="0" meta:object-count="0" meta:page-count="3" meta:paragraph-count="112" meta:word-count="1059" meta:character-count="6262" meta:non-whitespace-character-count="5298"/>
    <meta:generator>LibreOffice/4.2.3.3$Linux_x86 LibreOffice_project/420m0$Build-3</meta:generator>
  </office:meta>
</office:document-meta>
</file>